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Quorum.JoinQuorum( List &lt; Activity &gt;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Quorum.calculateQuorum( int chil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Quorum.JoinQuor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Quorum.JoinQuorum( Activity ...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Quorum.onChildStateChange( int childCount , int stoppedCount , int failed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